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T1" style:family="text">
      <style:text-properties officeooo:rsid="001fdcb4"/>
    </style:style>
    <style:style style:name="T2" style:family="text">
      <style:text-properties officeooo:rsid="002128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span text:style-name="T2">Защита информации</text:span></text:p>
      <text:p text:style-name="P1"><text:tab/><text:span text:style-name="T2">Лекция 1 – 02.09.2023</text:span></text:p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2T08:34:20.183155518</meta:creation-date>
    <dc:date>2023-09-04T09:16:13.424352355</dc:date>
    <meta:editing-duration>PT9M45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3" meta:word-count="5" meta:character-count="41" meta:non-whitespace-character-count="34"/>
  </office:meta>
</office:document-meta>
</file>